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2.792cm" table:align="left"/>
    </style:style>
    <style:style style:name="Tabla1.A" style:family="table-column">
      <style:table-column-properties style:column-width="11.088cm"/>
    </style:style>
    <style:style style:name="Tabla1.B" style:family="table-column">
      <style:table-column-properties style:column-width="1.704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imer modelo de Machine Learning</text:h>
      <text:p text:style-name="Text_20_body">Este proyecto te desafía a seleccionar una problemática entre un conjunto de opciones, indagar qué datos podrían ayudarte a abordarla, realizar un análisis exploratorio y entrenar un modelo sencillo de Machine Learning para resolverla. ¡Esperamos que puedas llevar adelante un primer ?ujo de trabajo tal como lo hacemos los/as Cientí?cos/as de Datos!</text:p>
      <text:p text:style-name="Standard"/>
      <text:p text:style-name="Text_20_body">Nelson Pedernera (Evaluador)</text:p>
      <text:p text:style-name="Text_20_body">· Evaluado el 19/10</text:p>
      <text:h text:style-name="Heading_20_4" text:outline-level="4">Feedback</text:h>
      <text:h text:style-name="Heading_20_4" text:outline-level="4"><text:bookmark text:name="felicitaciones-martin-tu-primer-entrega-esta-aprobada-en-la-primer-iteracion---"/>¡Felicitaciones Martin, tu primer entrega está aprobada en la primer iteración! </text:h>
      <text:p text:style-name="Text_20_body">Estuve revisando la entrega y es un excelente desarrollo para este primer flujo de trabajo como Data Scientist:<text:line-break/>- Se verifica que aprendiste todos los conceptos necesarios para hacer el Análisis Exploratorio de Datos<text:line-break/>- Gráficos adecuados según el tipo de datos y análisis<text:line-break/>- Correcta elección de métricas evaluación y de modelos de ML<text:line-break/>- También el enfoque del desafío está correcto.<text:line-break/>Te dejo los siguientes comentarios: </text:p>
      <text:p text:style-name="Standard"/>
      <text:h text:style-name="Heading_20_4" text:outline-level="4"><text:bookmark text:name="checklist--"/>Checklist </text:h>
      <text:p text:style-name="P1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<text:span text:style-name="Strong_20_Emphasis">Item</text:span></text:p>
            </table:table-cell>
            <table:table-cell table:style-name="Tabla1.A1" office:value-type="string">
              <text:p text:style-name="Table_20_Heading"><text:span text:style-name="Strong_20_Emphasis">Cumple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PARTE 1.a. - Pensando como un/a Data Scientist</text:p>
          </table:table-cell>
          <table:table-cell table:style-name="Tabla1.A1" office:value-type="string">
            <text:p text:style-name="Table_20_Contents">Si</text:p>
          </table:table-cell>
        </table:table-row>
        <table:table-row>
          <table:table-cell table:style-name="Tabla1.A1" office:value-type="string">
            <text:p text:style-name="Table_20_Contents">PARTE 2.b. - Análisis Exploratorio de Datos</text:p>
          </table:table-cell>
          <table:table-cell table:style-name="Tabla1.A1" office:value-type="string">
            <text:p text:style-name="Table_20_Contents">Si</text:p>
          </table:table-cell>
        </table:table-row>
        <table:table-row>
          <table:table-cell table:style-name="Tabla1.A1" office:value-type="string">
            <text:p text:style-name="Table_20_Contents">PARTE 2.c. - Distribución de variables</text:p>
          </table:table-cell>
          <table:table-cell table:style-name="Tabla1.A1" office:value-type="string">
            <text:p text:style-name="Table_20_Contents">Si</text:p>
          </table:table-cell>
        </table:table-row>
        <table:table-row>
          <table:table-cell table:style-name="Tabla1.A1" office:value-type="string">
            <text:p text:style-name="Table_20_Contents">PARTE 2.d. - Presentación de gráficos, Manejo de datos atípicos</text:p>
          </table:table-cell>
          <table:table-cell table:style-name="Tabla1.A1" office:value-type="string">
            <text:p text:style-name="Table_20_Contents">Si</text:p>
          </table:table-cell>
        </table:table-row>
        <table:table-row>
          <table:table-cell table:style-name="Tabla1.A1" office:value-type="string">
            <text:p text:style-name="Table_20_Contents">PARTE 3.e - Métrica de evaluación</text:p>
          </table:table-cell>
          <table:table-cell table:style-name="Tabla1.A1" office:value-type="string">
            <text:p text:style-name="Table_20_Contents">Si</text:p>
          </table:table-cell>
        </table:table-row>
        <table:table-row>
          <table:table-cell table:style-name="Tabla1.A1" office:value-type="string">
            <text:p text:style-name="Table_20_Contents">PARTE 3.f - Variables predictoras/a predecir</text:p>
          </table:table-cell>
          <table:table-cell table:style-name="Tabla1.A1" office:value-type="string">
            <text:p text:style-name="Table_20_Contents">Si</text:p>
          </table:table-cell>
        </table:table-row>
        <table:table-row>
          <table:table-cell table:style-name="Tabla1.A1" office:value-type="string">
            <text:p text:style-name="Table_20_Contents">PARTE 3.g - Train/test split</text:p>
          </table:table-cell>
          <table:table-cell table:style-name="Tabla1.A1" office:value-type="string">
            <text:p text:style-name="Table_20_Contents">Si</text:p>
          </table:table-cell>
        </table:table-row>
        <table:table-row>
          <table:table-cell table:style-name="Tabla1.A1" office:value-type="string">
            <text:p text:style-name="Table_20_Contents">PARTE 3.h - Modelo benchmark y Evaluación</text:p>
          </table:table-cell>
          <table:table-cell table:style-name="Tabla1.A1" office:value-type="string">
            <text:p text:style-name="Table_20_Contents">Si</text:p>
          </table:table-cell>
        </table:table-row>
        <table:table-row>
          <table:table-cell table:style-name="Tabla1.A1" office:value-type="string">
            <text:p text:style-name="Table_20_Contents">PARTE 3.i - Justificación del modelo</text:p>
          </table:table-cell>
          <table:table-cell table:style-name="Tabla1.A1" office:value-type="string">
            <text:p text:style-name="Table_20_Contents">Si</text:p>
          </table:table-cell>
        </table:table-row>
        <table:table-row>
          <table:table-cell table:style-name="Tabla1.A1" office:value-type="string">
            <text:p text:style-name="Table_20_Contents">PARTE 3.j - Metodología, Mejoras</text:p>
          </table:table-cell>
          <table:table-cell table:style-name="Tabla1.A1" office:value-type="string">
            <text:p text:style-name="Table_20_Contents">Si</text:p>
          </table:table-cell>
        </table:table-row>
      </table:table>
      <text:p text:style-name="Standard"/>
      <text:p text:style-name="Text_20_body"><text:span text:style-name="Strong_20_Emphasis">Comentarios Generales</text:span><text:line-break/><text:span text:style-name="Strong_20_Emphasis">PARTE 1.a. - Pensando como un/a Data Scientist</text:span><text:line-break/>La información sugerida para ayudar a entender el problema es acorde a la situación planteada. </text:p>
      <text:p text:style-name="Text_20_body"><text:span text:style-name="Strong_20_Emphasis">PARTE 2.b. - Análisis Exploratorio de Datos</text:span><text:line-break/>Se muestran correctamente datos básicos del dataset como filas, columnas y valores faltantes. </text:p>
      <text:p text:style-name="Text_20_body"><text:span text:style-name="Strong_20_Emphasis">PARTE 2.c. - Distribución de variables</text:span><text:line-break/>Se muestran adecuadamente las variables categóricas con gráficos de barra y las variables numéricas con histogramas/diagramas de dispersión. </text:p>
      <text:p text:style-name="Text_20_body"><text:soft-page-break/><text:span text:style-name="Strong_20_Emphasis">PARTE 2.d. - Presentación de gráficos, Manejo de datos atípicos</text:span><text:line-break/>Los gráficos están correctamente presentados, con títulos y etiquetas en cada eje. Se filtran valores atípicos correctamente usando la formula del rango intercuartílico. </text:p>
      <text:p text:style-name="Text_20_body"><text:span text:style-name="Strong_20_Emphasis">PARTE 3.e - Métrica de evaluación</text:span><text:line-break/>Adecuada justificación de la elección de la métrica de evaluación (RMSE). </text:p>
      <text:p text:style-name="Text_20_body"><text:span text:style-name="Strong_20_Emphasis">PARTE 3.f - Variables predictoras/a predecir</text:span><text:line-break/>Las variables predictoras y la variable target son elegidas y preparadas correctamente. </text:p>
      <text:p text:style-name="Text_20_body"><text:span text:style-name="Strong_20_Emphasis">PARTE 3.g - Train/test split</text:span><text:line-break/>Se realiza un split de los datos en train/test correctamente. </text:p>
      <text:p text:style-name="Text_20_body"><text:span text:style-name="Strong_20_Emphasis">PARTE 3.h - Modelo benchmark y Evaluación</text:span><text:line-break/>Se verifica que se usa un modelo benchmark de referencia, <text:span text:style-name="Source_20_Text">LinearRegression</text:span>.<text:line-break/>Se realizan varios modelos como <text:span text:style-name="Source_20_Text">DecisionTreeRegressor, KNeighborsRegressor</text:span> y se pruebas los parámetros de dichos modelos (profundidad para árboles y cantidad de vecinos para KNN) para tener en cuenta el efecto de los mismos. <text:span text:style-name="Strong_20_Emphasis">SE DESTACA</text:span> la generación y prueba de varios modelos, de acuerdo al preprocesamiento de los datos y la selección de variables. </text:p>
      <text:p text:style-name="Text_20_body"><text:span text:style-name="Strong_20_Emphasis">PARTE 3.i - Justificación del modelo</text:span><text:line-break/>Adecuada justificación de la elección del modelo.<text:line-break/><text:span text:style-name="Strong_20_Emphasis">NOTA - Árboles:</text:span> En las curvas de validación, el valor óptimo elegido de "profundidad del árbol" es 15, sin embargo, hay mucha diferencia entre train/testing (overfitting): tal vez convendría elegir una profundidad del árbol menor (entre 5 y 8) para no tener esa gran diferencia, y si bien se tendrá un mayor RMSE, no habrá mucha sorpresa entre la predicción generada y el valor real. </text:p>
      <text:p text:style-name="Text_20_body"><text:span text:style-name="Strong_20_Emphasis">PARTE 3.j - Metodología, Mejoras</text:span><text:line-break/>Adecuada crítica sobre la información duplicada y cómo podría afectar las predicciones del modelo, sobre publicaciones duplicadas de la misma propiedad y sobre información no relevante (moneda, tipo de operación) </text:p>
      <text:p text:style-name="Text_20_body"><text:span text:style-name="Strong_20_Emphasis">PARTE 2.1. -Desafío:</text:span><text:line-break/>Buen análisis con respecto a <text:span text:style-name="Emphasis">distribución de precios en la región de CABA y GBA, Top 10 Caros y Baratos GBA/CABA, etc.</text:span> y las otras preguntas desarrolladas. </text:p>
      <text:p text:style-name="Horizontal_20_Line"/>
      <text:p text:style-name="Text_20_body"><text:span text:style-name="Strong_20_Emphasis">PARTE 3.g - Train/test split</text:span> Algunos links que pueden ayudar:</text:p>
      <text:p text:style-name="Text_20_body"><text:span text:style-name="Strong_20_Emphasis">PARTE 3.g - Train/test split</text:span> Algunos links que pueden ayudar:<text:line-break/><text:a xlink:type="simple" xlink:href="https://towardsdatascience.com/6-amateur-mistakes-ive-made-working-with-train-test-splits-916fabb421bb" office:target-frame-name="_blank" xlink:show="new" text:style-name="Internet_20_link" text:visited-style-name="Visited_20_Internet_20_Link">6 amateur mistakes I’ve made working with train-test splits</text:a><text:line-break/><text:a xlink:type="simple" xlink:href="https://towardsdatascience.com/3-things-you-need-to-know-before-you-train-test-split-869dfabb7e50" office:target-frame-name="_blank" xlink:show="new" text:style-name="Internet_20_link" text:visited-style-name="Visited_20_Internet_20_Link">3 Things You Need To Know Before You Train-Test Split</text:a> - Stratification is a good thing to take into account!. </text:p>
      <text:p text:style-name="Text_20_body"><text:span text:style-name="Strong_20_Emphasis">PARTE 3.h - Modelo de Benchmark</text:span> Algunos links que pueden ayudar:<text:line-break/>- <text:a xlink:type="simple" xlink:href="https://datascience.stackexchange.com/questions/8785/what-is-a-benchmark-model" office:target-frame-name="_blank" xlink:show="new" text:style-name="Internet_20_link" text:visited-style-name="Visited_20_Internet_20_Link">What is a benchmark model?</text:a><text:line-break/>- <text:a xlink:type="simple" xlink:href="https://datascience.stackexchange.com/questions/30912/what-does-baseline-mean-in-the-context-of-machine-learning" office:target-frame-name="_blank" xlink:show="new" text:style-name="Internet_20_link" text:visited-style-name="Visited_20_Internet_20_Link">What does “baseline” mean in the context of machine learning?</text:a><text:line-break/>- <text:a xlink:type="simple" xlink:href="https://towardsdatascience.com/creating-benchmark-models-the-scikit-learn-way-af227f6ea977" office:target-frame-name="_blank" xlink:show="new" text:style-name="Internet_20_link" text:visited-style-name="Visited_20_Internet_20_Link">Creating benchmark models the scikit-learn way</text:a> </text:p>
      <text:p text:style-name="Text_20_body"><text:span text:style-name="Strong_20_Emphasis">PARTE 3.j - Metodología, Mejoras</text:span> Algunos links que pueden ayudar:<text:line-break/><text:a xlink:type="simple" xlink:href="https://towardsdatascience.com/data-science-methodology-101-ce9f0d660336" office:target-frame-name="_blank" xlink:show="new" text:style-name="Internet_20_link" text:visited-style-name="Visited_20_Internet_20_Link">Data Science Methodology 101</text:a><text:line-break/><text:a xlink:type="simple" xlink:href="https://towardsdatascience.com/a-data-scientific-method-80caa190dbd4" office:target-frame-name="_blank" xlink:show="new" text:style-name="Internet_20_link" text:visited-style-name="Visited_20_Internet_20_Link">A Data Scientific Method</text:a> </text:p>
      <text:p text:style-name="Text_20_body"><text:span text:style-name="Strong_20_Emphasis">Algunos Links de ayuda:</text:span><text:line-break/>- Scikit-learn tiene muchas otras posibilidades para aplicar regresión, por lo cual te sugiero ir a la documentación (<text:a xlink:type="simple" xlink:href="https://scikit-learn.org/stable/supervised_learning.html" office:target-frame-name="_blank" xlink:show="new" text:style-name="Internet_20_link" text:visited-style-name="Visited_20_Internet_20_Link">https://scikit-learn.org/stable/supervised_learning.html</text:a>) y poder reentrenar los modelos con nuevos algoritmos y comparar los resultados.<text:line-break/>- Acerca de Normalización/Estandarización <text:a xlink:type="simple" xlink:href="https://towardsdatascience.com/scale-standardize-or-normalize-with-scikit-learn-6ccc7d176a02" office:target-frame-name="_blank" xlink:show="new" text:style-name="Internet_20_link" text:visited-style-name="Visited_20_Internet_20_Link">Scale, Standardize, or Normalize with Scikit-Learn</text:a>, <text:soft-page-break/><text:a xlink:type="simple" xlink:href="https://stats.stackexchange.com/questions/240056/normalizing-features-for-use-with-knn" office:target-frame-name="_blank" xlink:show="new" text:style-name="Internet_20_link" text:visited-style-name="Visited_20_Internet_20_Link">Normalizing Features for use with KNN</text:a>, <text:a xlink:type="simple" xlink:href="https://stats.stackexchange.com/questions/287425/why-do-you-need-to-scale-data-in-knn" office:target-frame-name="_blank" xlink:show="new" text:style-name="Internet_20_link" text:visited-style-name="Visited_20_Internet_20_Link">Why do you need to scale data in KNN</text:a><text:line-break/>- Aquí te dejo un link sobre una lectura adicional de Optimización de Parámetros, la cual comenta acerca de las técnicas vistas y suma otros modelos:<text:line-break/><text:a xlink:type="simple" xlink:href="https://towardsdatascience.com/algorithms-for-hyperparameter-optimisation-in-python-edda4bdb167" office:target-frame-name="_blank" xlink:show="new" text:style-name="Internet_20_link" text:visited-style-name="Visited_20_Internet_20_Link">https://towardsdatascience.com/algorithms-for-hyperparameter-optimisation-in-python-edda4bdb167</text:a> </text:p>
      <text:p text:style-name="Text_20_body"><text:span text:style-name="Strong_20_Emphasis">Conclusión</text:span> </text:p>
      <text:p text:style-name="Text_20_body">La entrega está excelente, se ve un buen manejo de todos los métodos y técnicas de la exploración de datos, un correcto armado de los modelos y buen manejo de la optimización de los parámetros.<text:line-break/>Aparte, el paso a paso está bien explicado y documentado.<text:line-break/>Te animo a que sigas con ese ánimo y esfuerzo y sigas aprendiendo mucho más! </text:p>
      <text:p text:style-name="Text_20_body">Saludos, Nelson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iglesias</meta:initial-creator>
    <meta:creation-date>2020-11-29T11:57:24.38</meta:creation-date>
    <meta:document-statistic meta:table-count="1" meta:image-count="0" meta:object-count="0" meta:page-count="3" meta:paragraph-count="49" meta:word-count="842" meta:character-count="5463"/>
    <dc:date>2020-11-29T12:02:16.95</dc:date>
    <dc:creator>Martin iglesias</dc:creator>
    <meta:editing-duration>PT4M53S</meta:editing-duration>
    <meta:editing-cycles>1</meta:editing-cycles>
    <meta:generator>OpenOffice/4.1.7$Win32 OpenOffice.org_project/417m1$Build-9800</meta:generator>
  </office:meta>
</office:document-meta>
</file>